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94006b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fill="solid" draw:fill-color="#00ff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8pt" fo:font-style="italic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298cm" svg:height="2.381cm" svg:x="8.18cm" svg:y="17.669cm">
          <text:p text:style-name="P1">A</text:p>
          <text:p text:style-name="P1">Insert 1</text:p>
          <text:p text:style-name="P1">Insert 2</text:p>
          <text:p text:style-name="P1">Insert 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98cm" svg:height="2.2cm" svg:x="8.18cm" svg:y="14.04cm">
          <text:p text:style-name="P1">B</text:p>
          <text:p text:style-name="P1">Include A</text:p>
          <text:p text:style-name="P1">Insert 4</text:p>
          <text:p text:style-name="P1">Remove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97cm" svg:height="2.54cm" svg:x="6.742cm" svg:y="9.996cm">
          <text:p text:style-name="P1">C</text:p>
          <text:p text:style-name="P1">Include <text:s/>B</text:p>
          <text:p text:style-name="P1">Insert 5</text:p>
          <text:p text:style-name="P1">Insert 6</text:p>
          <text:p text:style-name="P1">Remove 1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62cm" svg:y1="12.43cm" svg:x2="9.89cm" svg:y2="14.04cm">
          <text:p text:style-name="P4"/>
        </draw:line>
        <draw:line draw:style-name="gr2" draw:text-style-name="P2" draw:layer="layout" svg:x1="9.89cm" svg:y1="16.24cm" svg:x2="10.012cm" svg:y2="17.669cm">
          <text:p text:style-name="P4"/>
        </draw:line>
        <draw:custom-shape draw:style-name="gr1" draw:text-style-name="P1" draw:layer="layout" svg:width="3.297cm" svg:height="2.041cm" svg:x="12.21cm" svg:y="9.754cm">
          <text:p text:style-name="P1">C1</text:p>
          <text:p text:style-name="P1">Include <text:s/>B</text:p>
          <text:p text:style-name="P1">Include A1</text:p>
          <text:p text:style-name="P1">Insert 7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784cm" svg:y1="11.795cm" svg:x2="9.89cm" svg:y2="14.04cm">
          <text:p text:style-name="P4"/>
        </draw:line>
        <draw:custom-shape draw:style-name="gr1" draw:text-style-name="P1" draw:layer="layout" svg:width="2.564cm" svg:height="1.701cm" svg:x="13.182cm" svg:y="15.985cm">
          <text:p text:style-name="P1">A1</text:p>
          <text:p text:style-name="P1">Insert 6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917cm" svg:y1="11.795cm" svg:x2="14.464cm" svg:y2="15.985cm">
          <text:p text:style-name="P4"/>
        </draw:line>
        <draw:custom-shape draw:style-name="gr3" draw:text-style-name="P1" draw:layer="layout" svg:width="3.175cm" svg:height="1.905cm" svg:x="1.635cm" svg:y="18.145cm">
          <text:p text:style-name="P1">Var1</text:p>
          <text:p text:style-name="P1">Name: Foo</text:p>
          <text:p text:style-name="P1">Value: A</text:p>
          <text:p text:style-name="P1">Previous: Nul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75cm" svg:height="1.905cm" svg:x="1.635cm" svg:y="14.308cm">
          <text:p text:style-name="P1">Var2</text:p>
          <text:p text:style-name="P1">Name: Foo</text:p>
          <text:p text:style-name="P1">Value: B</text:p>
          <text:p text:style-name="P1">Previous: Var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75cm" svg:height="1.905cm" svg:x="1.635cm" svg:y="9.89cm">
          <text:p text:style-name="P1">Var3</text:p>
          <text:p text:style-name="P1">Name: Foo</text:p>
          <text:p text:style-name="P1">Value: C</text:p>
          <text:p text:style-name="P1">Previous: Var2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064cm" svg:y1="11.795cm" svg:x2="3.064cm" svg:y2="14.335cm">
          <text:p text:style-name="P4"/>
        </draw:line>
        <draw:line draw:style-name="gr4" draw:text-style-name="P3" draw:layer="layout" svg:x1="3.01cm" svg:y1="16.24cm" svg:x2="3.01cm" svg:y2="18.145cm">
          <text:p text:style-name="P4"/>
        </draw:line>
        <draw:line draw:style-name="gr4" draw:text-style-name="P3" draw:layer="layout" svg:x1="4.81cm" svg:y1="11.16cm" svg:x2="6.715cm" svg:y2="11.16cm">
          <text:p text:style-name="P4"/>
        </draw:line>
        <draw:line draw:style-name="gr4" draw:text-style-name="P3" draw:layer="layout" svg:x1="4.81cm" svg:y1="15.605cm" svg:x2="7.985cm" svg:y2="15.605cm">
          <text:p text:style-name="P4"/>
        </draw:line>
        <draw:line draw:style-name="gr4" draw:text-style-name="P3" draw:layer="layout" svg:x1="4.81cm" svg:y1="18.78cm" svg:x2="7.985cm" svg:y2="18.78cm">
          <text:p text:style-name="P4"/>
        </draw:line>
        <draw:custom-shape draw:style-name="gr3" draw:text-style-name="P1" draw:layer="layout" svg:width="3.175cm" svg:height="1.905cm" svg:x="1.635cm" svg:y="5.445cm">
          <text:p text:style-name="P1">Var4</text:p>
          <text:p text:style-name="P1">Name: Foo</text:p>
          <text:p text:style-name="P1">Value: C1</text:p>
          <text:p text:style-name="P1">Previous: Var3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09cm" svg:y1="7.35cm" svg:x2="3.09cm" svg:y2="9.89cm">
          <text:p text:style-name="P4"/>
        </draw:line>
        <draw:line draw:style-name="gr4" draw:text-style-name="P3" draw:layer="layout" svg:x1="4.81cm" svg:y1="6.324cm" svg:x2="12.21cm" svg:y2="10.584cm">
          <text:p text:style-name="P4"/>
        </draw:line>
        <draw:custom-shape draw:style-name="gr3" draw:text-style-name="P1" draw:layer="layout" svg:width="3.175cm" svg:height="1.905cm" svg:x="1.583cm" svg:y="1.821cm">
          <text:p text:style-name="P1">Var5</text:p>
          <text:p text:style-name="P1">Name: Foo</text:p>
          <text:p text:style-name="P1">Value: C</text:p>
          <text:p text:style-name="P1">Previous: Var4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122cm" svg:y1="3.726cm" svg:x2="3.122cm" svg:y2="5.445cm">
          <text:p text:style-name="P4"/>
        </draw:line>
        <draw:line draw:style-name="gr4" draw:text-style-name="P3" draw:layer="layout" svg:x1="4.758cm" svg:y1="2.752cm" svg:x2="6.742cm" svg:y2="10.584cm">
          <text:p text:style-name="P4"/>
        </draw:line>
        <draw:frame draw:style-name="gr5" draw:layer="layout" svg:width="11.2cm" svg:height="0.966cm" svg:x="6.943cm" svg:y="3.256cm">
          <draw:text-box>
            <text:p text:style-name="P4">Red Var# items are variable log items.</text:p>
          </draw:text-box>
        </draw:frame>
        <draw:frame draw:style-name="gr5" draw:layer="layout" svg:width="12.698cm" svg:height="1.681cm" svg:x="6.96cm" svg:y="4.379cm">
          <draw:text-box>
            <text:p text:style-name="P4">Other (blue) items define a set of resources</text:p>
            <text:p text:style-name="P4">through “transactions”.</text:p>
          </draw:text-box>
        </draw:frame>
        <draw:frame draw:style-name="gr5" draw:layer="layout" svg:width="11.627cm" svg:height="1.681cm" svg:x="6.96cm" svg:y="6.06cm">
          <draw:text-box>
            <text:p text:style-name="P4">The numbers (Insert 5) reference other</text:p>
            <text:p text:style-name="P4"><text:tab/>resources which would be indexed.</text:p>
          </draw:text-box>
        </draw:frame>
        <draw:frame draw:style-name="gr5" draw:layer="layout" svg:width="10.611cm" svg:height="1.681cm" svg:x="6.958cm" svg:y="1.575cm">
          <draw:text-box>
            <text:p text:style-name="P4">All items here would be “resources” </text:p>
            <text:p text:style-name="P4">with SHA256 IDs.</text:p>
          </draw:text-box>
        </draw:frame>
        <draw:frame draw:style-name="gr5" draw:text-style-name="P5" draw:layer="layout" svg:width="2.369cm" svg:height="0.966cm" draw:transform="rotate (-1.30899693899669) translate (6.129cm 3.726cm)">
          <draw:text-box>
            <text:p text:style-name="P5">Revert</text:p>
          </draw:text-box>
        </draw:frame>
        <draw:custom-shape draw:style-name="gr6" draw:text-style-name="P6" draw:layer="layout" svg:width="3.633cm" svg:height="2.399cm" svg:x="16.758cm" svg:y="18.521cm">
          <text:p text:style-name="P6">3</text:p>
          <text:p text:style-name="P6">package org...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478cm" svg:y1="19.191cm" svg:x2="16.792cm" svg:y2="22.437cm">
          <text:p text:style-name="P4"/>
        </draw:line>
        <draw:custom-shape draw:style-name="gr6" draw:text-style-name="P6" draw:layer="layout" svg:width="3.633cm" svg:height="2.399cm" svg:x="16.793cm" svg:y="21.238cm">
          <text:p text:style-name="P6">2</text:p>
          <text:p text:style-name="P6">PointrelTriples...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633cm" svg:height="2.399cm" svg:x="16.758cm" svg:y="23.99cm">
          <text:p text:style-name="P6">1</text:p>
          <text:p text:style-name="P6">Hello, world!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478cm" svg:y1="19.191cm" svg:x2="16.792cm" svg:y2="19.791cm">
          <text:p text:style-name="P4"/>
        </draw:line>
        <draw:line draw:style-name="gr7" draw:text-style-name="P3" draw:layer="layout" svg:x1="11.478cm" svg:y1="19.191cm" svg:x2="16.758cm" svg:y2="25.117cm">
          <text:p text:style-name="P4"/>
        </draw:line>
        <draw:frame draw:style-name="gr5" draw:layer="layout" svg:width="9.333cm" svg:height="1.681cm" svg:x="1.164cm" svg:y="25.117cm">
          <draw:text-box>
            <text:p text:style-name="P4">Pointrel20120623 Design Ideas</text:p>
            <text:p text:style-name="P4">Paul D. Fernho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creation-date>2012-06-27T04:44:38</meta:creation-date>
    <dc:date>2012-06-27T06:26:39</dc:date>
    <dc:language>en-US</dc:language>
    <meta:editing-cycles>21</meta:editing-cycles>
    <meta:editing-duration>PT1H42M10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